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5">
      <style:drawing-page-properties draw:fill-color="#194582" draw:fill="solid"/>
    </style:style>
    <style:style style:family="presentation" style:name="pr3">
      <style:graphic-properties draw:fill="none" draw:textarea-vertical-align="top" draw:auto-grow-height="true" draw:fit-to-size="false" style:shrink-to-fit="false" draw:stroke="none" fo:padding-top="0.907pt" fo:padding-bottom="0pt" fo:padding-left="0pt" fo:padding-right="0pt" fo:background-color="transparent"/>
    </style:style>
    <style:style style:family="paragraph" style:name="P9">
      <style:paragraph-properties/>
      <style:text-properties/>
    </style:style>
    <style:style style:family="paragraph" style:name="P10">
      <style:paragraph-properties fo:line-height="100%" fo:text-align="left" fo:margin-left="0pt" fo:margin-right="0pt" fo:text-indent="0pt" fo:margin-top="0.91pt" fo:margin-bottom="0pt"/>
      <style:text-properties/>
    </style:style>
    <style:style style:family="text" style:name="T1">
      <style:text-properties fo:color="#F5F3F0" fo:font-family="Agdasima" style:font-family-complex="Cardo" fo:font-size="125pt" style:font-size-asian="125pt" style:font-size-complex="125pt" fo:letter-spacing="-0.51pt" fo:language="de" fo:country="AT" style:text-underline-type="none" fo:font-weight="bold"/>
    </style:style>
    <style:style style:family="graphic" style:name="gr2">
      <style:graphic-properties draw:fill="none" draw:auto-grow-height="true" draw:fit-to-size="false" style:shrink-to-fit="false" draw:stroke="none" fo:padding-top="2.891pt" fo:padding-bottom="3.543pt" fo:padding-left="7.086pt" fo:padding-right="7.086pt" fo:background-color="transparent"/>
    </style:style>
    <style:style style:family="paragraph" style:name="P11">
      <style:paragraph-properties fo:line-height="100%" fo:text-align="left" fo:margin-left="0pt" fo:margin-right="0pt" fo:text-indent="0pt" fo:margin-top="0.91pt" fo:margin-bottom="0pt"/>
      <style:text-properties/>
    </style:style>
    <style:style style:family="text" style:name="T2">
      <style:text-properties fo:color="#F5F3F0" fo:font-family="Agdasima" style:font-family-complex="Cardo" fo:font-size="48pt" style:font-size-asian="48pt" style:font-size-complex="48pt" fo:letter-spacing="-0.51pt" fo:language="de" fo:country="AT" style:text-underline-type="none" fo:font-weight="bold"/>
    </style:style>
    <style:style style:family="graphic" style:name="gr3">
      <style:graphic-properties draw:fill-color="#FFFFFF" draw:fill="solid" draw:textarea-vertical-align="top" draw:auto-grow-height="false" draw:auto-grow-width="false" draw:stroke="none" fo:padding-top="0pt" fo:padding-bottom="0pt" fo:padding-left="0pt" fo:padding-right="0pt"/>
    </style:style>
    <style:style style:family="paragraph" style:name="P12">
      <style:paragraph-properties/>
      <style:text-properties/>
    </style:style>
    <style:style style:family="graphic" style:name="gr4">
      <style:graphic-properties draw:fill-color="#FFFFFF" draw:fill="solid" draw:textarea-vertical-align="top" draw:auto-grow-height="false" draw:auto-grow-width="false" draw:stroke="none" fo:padding-top="0pt" fo:padding-bottom="0pt" fo:padding-left="0pt" fo:padding-right="0pt"/>
    </style:style>
    <style:style style:family="paragraph" style:name="P13">
      <style:paragraph-properties/>
      <style:text-properties/>
    </style:style>
    <style:style style:family="drawing-page" style:name="dp6">
      <style:drawing-page-properties/>
    </style:style>
    <style:style style:family="presentation" style:name="pr4">
      <style:graphic-properties draw:fill="none" draw:textarea-vertical-align="top" draw:auto-grow-height="false" draw:auto-grow-width="false" draw:stroke="none" fo:background-color="transparent"/>
    </style:style>
    <style:style style:family="paragraph" style:name="P14">
      <style:paragraph-properties/>
      <style:text-properties/>
    </style:style>
    <style:style style:family="paragraph" style:name="P15">
      <style:paragraph-properties/>
      <style:text-properties/>
    </style:style>
    <style:style style:family="drawing-page" style:name="dp9">
      <style:drawing-page-properties draw:fill-color="#FFFFFF" draw:fill="solid"/>
    </style:style>
    <style:style style:family="presentation" style:name="pr7">
      <style:graphic-properties draw:fill="none" draw:textarea-vertical-align="top" draw:auto-grow-height="true" draw:fit-to-size="false" style:shrink-to-fit="false" draw:stroke="none" fo:padding-top="0.907pt" fo:padding-bottom="0pt" fo:padding-left="0pt" fo:padding-right="0pt" fo:background-color="transparent"/>
    </style:style>
    <style:style style:family="paragraph" style:name="P23">
      <style:paragraph-properties/>
      <style:text-properties/>
    </style:style>
    <style:style style:family="paragraph" style:name="P24">
      <style:paragraph-properties fo:line-height="100%" fo:text-align="center" fo:margin-left="0pt" fo:margin-right="0pt" fo:text-indent="0pt" fo:margin-top="0.91pt" fo:margin-bottom="0pt"/>
      <style:text-properties/>
    </style:style>
    <style:style style:family="text" style:name="T3">
      <style:text-properties fo:color="#194582" fo:font-family="Agdasima" style:font-family-complex="Cardo" fo:font-size="74pt" style:font-size-asian="74pt" style:font-size-complex="74pt" fo:letter-spacing="-0.51pt" fo:language="de" fo:country="AT" style:text-underline-type="none" fo:font-weight="bold"/>
    </style:style>
    <style:style style:family="graphic" style:name="gr8">
      <style:graphic-properties draw:fill="none" draw:auto-grow-height="false" draw:auto-grow-width="false" draw:stroke="none" fo:padding-top="2.891pt" fo:padding-bottom="3.543pt" fo:padding-left="7.086pt" fo:padding-right="7.086pt" fo:background-color="transparent"/>
    </style:style>
    <style:style style:family="paragraph" style:name="P25">
      <style:paragraph-properties fo:line-height="100%" fo:margin-left="0pt" fo:margin-right="0pt" fo:text-indent="0pt" fo:margin-top="0pt" fo:margin-bottom="0pt"/>
      <style:text-properties/>
    </style:style>
    <style:style style:family="text" style:name="T4">
      <style:text-properties fo:color="#194582" style:text-line-through-type="none" fo:font-family="Agdasima" fo:font-size="39.5pt" style:font-size-asian="39.5pt" style:font-size-complex="39.5pt"/>
    </style:style>
    <style:style style:family="graphic" style:name="gr9">
      <style:graphic-properties draw:fill="none" draw:textarea-vertical-align="top" draw:auto-grow-height="false" draw:auto-grow-width="false" draw:stroke="none" fo:padding-top="0pt" fo:padding-bottom="0pt" fo:padding-left="0pt" fo:padding-right="0pt"/>
    </style:style>
    <style:style style:family="paragraph" style:name="P26">
      <style:paragraph-properties/>
      <style:text-properties/>
    </style:style>
    <style:style style:family="graphic" style:name="gr10">
      <style:graphic-properties draw:fill-color="#194582" draw:fill="solid" draw:textarea-vertical-align="top" draw:auto-grow-height="false" draw:auto-grow-width="false" draw:stroke="none" fo:padding-top="0pt" fo:padding-bottom="0pt" fo:padding-left="0pt" fo:padding-right="0pt"/>
    </style:style>
    <style:style style:family="paragraph" style:name="P27">
      <style:paragraph-properties/>
      <style:text-properties/>
    </style:style>
    <style:style style:family="graphic" style:name="gr11">
      <style:graphic-properties draw:fill-color="#194582" draw:fill="solid" draw:textarea-vertical-align="top" draw:auto-grow-height="false" draw:auto-grow-width="false" draw:stroke="none" fo:padding-top="0pt" fo:padding-bottom="0pt" fo:padding-left="0pt" fo:padding-right="0pt"/>
    </style:style>
    <style:style style:family="paragraph" style:name="P28">
      <style:paragraph-properties/>
      <style:text-properties/>
    </style:style>
    <style:style style:family="drawing-page" style:name="dp10">
      <style:drawing-page-properties/>
    </style:style>
    <style:style style:family="presentation" style:name="pr8">
      <style:graphic-properties draw:fill="none" draw:textarea-vertical-align="top" draw:auto-grow-height="false" draw:auto-grow-width="false" draw:stroke="none" fo:background-color="transparent"/>
    </style:style>
    <style:style style:family="paragraph" style:name="P29">
      <style:paragraph-properties/>
      <style:text-properties/>
    </style:style>
    <style:style style:family="paragraph" style:name="P30">
      <style:paragraph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</office:automatic-styles>
  <office:body>
    <office:presentation>
      <draw:page draw:name="page1" draw:style-name="dp5" draw:master-page-name="_Master1-Office-Theme" presentation:presentation-page-layout-name="AL1">
        <draw:frame xml:id="id3" draw:id="id3" draw:name="object 1" draw:text-style-name="P9" draw:layer="layout" presentation:style-name="pr3" presentation:class="title" presentation:placeholder="true" svg:width="33.25cm" svg:height="10.62cm" svg:x="3.391cm" svg:y="8.47cm">
          <draw:text-box fo:min-height="10.62cm">
            <text:p text:style-name="P10"><text:span text:style-name="T1">TRIANGLE DESIGN</text:span></text:p>
          </draw:text-box>
        </draw:frame>
        <draw:frame xml:id="id4" draw:id="id4" draw:style-name="gr2" svg:width="38.1cm" svg:height="4.842cm" svg:x="3.175cm" svg:y="20.32cm">
          <draw:text-box fo:min-height="4.842cm">
            <text:p text:style-name="P11"><text:span text:style-name="T2">Sub title description</text:span></text:p>
          </draw:text-box>
        </draw:frame>
        <draw:custom-shape xml:id="id5" draw:id="id5" draw:name="object 6" draw:style-name="gr3" svg:width="6.856cm" svg:height="5.943cm" svg:x="43.94cm" svg:y="0.0009973cm">
          <text:p text:style-name="P12"><text:span/></text:p>
          <draw:enhanced-geometry svg:viewBox="0 0 2468244 2139315" draw:type="ooxml-non-primitive" drawooo:sub-view-size="2468244 2139315" draw:text-areas="0 0 logwidth logheight" draw:enhanced-path="M 2467978 0 L 0 0 2467978 2138908 2467978 0 Z N ">
            <draw:equation draw:name="f0" draw:formula="0"/>
            <draw:equation draw:name="f1" draw:formula="0"/>
            <draw:equation draw:name="f2" draw:formula="logwidth"/>
            <draw:equation draw:name="f3" draw:formula="logheight"/>
            <draw:equation draw:name="f4" draw:formula="0+?f3-?f2"/>
            <draw:equation draw:name="f5" draw:formula="0+?f1-?f0"/>
            <draw:equation draw:name="f6" draw:formula="0+?f5"/>
            <draw:equation draw:name="f7" draw:formula="0+?f4"/>
            <draw:equation draw:name="f8" draw:formula="0+?f0"/>
            <draw:equation draw:name="f9" draw:formula="0+?f1"/>
            <draw:equation draw:name="f10" draw:formula="0+?f2"/>
            <draw:equation draw:name="f11" draw:formula="0+?f3"/>
          </draw:enhanced-geometry>
        </draw:custom-shape>
        <draw:custom-shape xml:id="id6" draw:id="id6" draw:name="object 7" draw:style-name="gr4" svg:width="6.856cm" svg:height="5.943cm" svg:x="43.94cm" svg:y="22.63cm">
          <text:p text:style-name="P13"><text:span/></text:p>
          <draw:enhanced-geometry svg:viewBox="0 0 2468244 2139315" draw:type="ooxml-non-primitive" drawooo:sub-view-size="2468244 2139315" draw:text-areas="0 0 logwidth logheight" draw:enhanced-path="M 2467978 0 L 0 2138908 2467978 2138908 2467978 0 Z N ">
            <draw:equation draw:name="f0" draw:formula="0"/>
            <draw:equation draw:name="f1" draw:formula="0"/>
            <draw:equation draw:name="f2" draw:formula="logwidth"/>
            <draw:equation draw:name="f3" draw:formula="logheight"/>
            <draw:equation draw:name="f4" draw:formula="0+?f3-?f2"/>
            <draw:equation draw:name="f5" draw:formula="0+?f1-?f0"/>
            <draw:equation draw:name="f6" draw:formula="0+?f5"/>
            <draw:equation draw:name="f7" draw:formula="0+?f4"/>
            <draw:equation draw:name="f8" draw:formula="0+?f0"/>
            <draw:equation draw:name="f9" draw:formula="0+?f1"/>
            <draw:equation draw:name="f10" draw:formula="0+?f2"/>
            <draw:equation draw:name="f11" draw:formula="0+?f3"/>
          </draw:enhanced-geometry>
        </draw:custom-shape>
        <presentation:notes draw:style-name="dp6">
          <draw:frame xml:id="id7" draw:id="id7" draw:text-style-name="P14" draw:layer="layout" presentation:style-name="pr4" presentation:class="outline" presentation:placeholder="true" svg:width="16.8cm" svg:height="13.36cm" svg:x="2.1cm" svg:y="14.11cm">
            <draw:text-box fo:min-height="13.36cm">
              <text:p text:style-name="P15"><text:span/></text:p>
            </draw:text-box>
          </draw:frame>
        </presentation:notes>
      </draw:page>
      <draw:page draw:name="page2" draw:style-name="dp9" draw:master-page-name="_Master1-Layout2-obj-Title-and-Content" presentation:presentation-page-layout-name="AL2">
        <draw:frame xml:id="id13" draw:id="id13" draw:name="object 8" draw:text-style-name="P23" draw:layer="layout" presentation:style-name="pr7" presentation:class="title" presentation:placeholder="true" svg:width="39.15cm" svg:height="3.228cm" svg:x="3.391cm" svg:y="3.07cm">
          <draw:text-box fo:min-height="3.228cm">
            <text:p text:style-name="P24"><text:span text:style-name="T3">SECTION TITLE</text:span></text:p>
          </draw:text-box>
        </draw:frame>
        <draw:frame xml:id="id14" draw:id="id14" draw:name="object 9" draw:style-name="gr8" svg:width="39.07cm" svg:height="2.125cm" svg:x="3.473cm" svg:y="8.765cm">
          <draw:text-box fo:min-height="2.125cm">
            <text:p text:style-name="P25"><text:span text:style-name="T4">Lorem ipsum dolor sit amet</text:span></text:p>
          </draw:text-box>
        </draw:frame>
        <draw:custom-shape xml:id="id15" draw:id="id15" draw:name="object 11" draw:style-name="gr9" svg:width="50.8cm" svg:height="28.57cm" svg:x="0cm" svg:y="0cm">
          <text:p text:style-name="P26"><text:span/></text:p>
          <draw:enhanced-geometry svg:viewBox="0 0 18288000 10287000" draw:type="ooxml-non-primitive" drawooo:sub-view-size="18288000 10287000" draw:text-areas="0 0 logwidth logheight" draw:enhanced-path="M 18288000 0 L 0 0 0 10287000 18288000 10287000 18288000 0 Z N ">
            <draw:equation draw:name="f0" draw:formula="0"/>
            <draw:equation draw:name="f1" draw:formula="0"/>
            <draw:equation draw:name="f2" draw:formula="logwidth"/>
            <draw:equation draw:name="f3" draw:formula="logheight"/>
            <draw:equation draw:name="f4" draw:formula="0+?f3-?f2"/>
            <draw:equation draw:name="f5" draw:formula="0+?f1-?f0"/>
            <draw:equation draw:name="f6" draw:formula="0+?f5"/>
            <draw:equation draw:name="f7" draw:formula="0+?f4"/>
            <draw:equation draw:name="f8" draw:formula="0+?f0"/>
            <draw:equation draw:name="f9" draw:formula="0+?f1"/>
            <draw:equation draw:name="f10" draw:formula="0+?f2"/>
            <draw:equation draw:name="f11" draw:formula="0+?f3"/>
          </draw:enhanced-geometry>
        </draw:custom-shape>
        <draw:custom-shape xml:id="id16" draw:id="id16" draw:name="object 12" draw:style-name="gr10" svg:width="6.856cm" svg:height="5.943cm" svg:x="43.94cm" svg:y="0cm">
          <text:p text:style-name="P27"><text:span/></text:p>
          <draw:enhanced-geometry svg:viewBox="0 0 2468244 2139315" draw:type="ooxml-non-primitive" drawooo:sub-view-size="2468244 2139315" draw:text-areas="0 0 logwidth logheight" draw:enhanced-path="M 2467978 0 L 0 0 2467978 2138908 2467978 0 Z N ">
            <draw:equation draw:name="f0" draw:formula="0"/>
            <draw:equation draw:name="f1" draw:formula="0"/>
            <draw:equation draw:name="f2" draw:formula="logwidth"/>
            <draw:equation draw:name="f3" draw:formula="logheight"/>
            <draw:equation draw:name="f4" draw:formula="0+?f3-?f2"/>
            <draw:equation draw:name="f5" draw:formula="0+?f1-?f0"/>
            <draw:equation draw:name="f6" draw:formula="0+?f5"/>
            <draw:equation draw:name="f7" draw:formula="0+?f4"/>
            <draw:equation draw:name="f8" draw:formula="0+?f0"/>
            <draw:equation draw:name="f9" draw:formula="0+?f1"/>
            <draw:equation draw:name="f10" draw:formula="0+?f2"/>
            <draw:equation draw:name="f11" draw:formula="0+?f3"/>
          </draw:enhanced-geometry>
        </draw:custom-shape>
        <draw:custom-shape xml:id="id17" draw:id="id17" draw:name="object 13" draw:style-name="gr11" svg:width="6.856cm" svg:height="5.943cm" svg:x="43.94cm" svg:y="22.63cm">
          <text:p text:style-name="P28"><text:span/></text:p>
          <draw:enhanced-geometry svg:viewBox="0 0 2468244 2139315" draw:type="ooxml-non-primitive" drawooo:sub-view-size="2468244 2139315" draw:text-areas="0 0 logwidth logheight" draw:enhanced-path="M 2467978 0 L 0 2138908 2467978 2138908 2467978 0 Z N ">
            <draw:equation draw:name="f0" draw:formula="0"/>
            <draw:equation draw:name="f1" draw:formula="0"/>
            <draw:equation draw:name="f2" draw:formula="logwidth"/>
            <draw:equation draw:name="f3" draw:formula="logheight"/>
            <draw:equation draw:name="f4" draw:formula="0+?f3-?f2"/>
            <draw:equation draw:name="f5" draw:formula="0+?f1-?f0"/>
            <draw:equation draw:name="f6" draw:formula="0+?f5"/>
            <draw:equation draw:name="f7" draw:formula="0+?f4"/>
            <draw:equation draw:name="f8" draw:formula="0+?f0"/>
            <draw:equation draw:name="f9" draw:formula="0+?f1"/>
            <draw:equation draw:name="f10" draw:formula="0+?f2"/>
            <draw:equation draw:name="f11" draw:formula="0+?f3"/>
          </draw:enhanced-geometry>
        </draw:custom-shape>
        <presentation:notes draw:style-name="dp10">
          <draw:frame xml:id="id18" draw:id="id18" draw:text-style-name="P29" draw:layer="layout" presentation:style-name="pr8" presentation:class="outline" presentation:placeholder="true" svg:width="16.8cm" svg:height="13.36cm" svg:x="2.1cm" svg:y="14.11cm">
            <draw:text-box fo:min-height="13.36cm">
              <text:p text:style-name="P30"><text:span/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paragraph-properties/>
      <style:text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presentation-page-layout style:name="AL1">
      <presentation:placeholder presentation:object="title" svg:height="3.507cm" svg:width="23.91cm" svg:x="2.058cm" svg:y="1.743cm" draw:text-style-name="P1"/>
      <presentation:placeholder presentation:object="outline" svg:height="13.23cm" svg:width="23.91cm" svg:x="2.058cm" svg:y="5.838cm" draw:text-style-name="P2"/>
    </style:presentation-page-layout>
    <style:presentation-page-layout style:name="AL2">
      <presentation:placeholder presentation:object="title" svg:height="3.507cm" svg:width="23.91cm" svg:x="2.058cm" svg:y="1.743cm" draw:text-style-name="P3"/>
      <presentation:placeholder presentation:object="outline" svg:height="13.23cm" svg:width="23.91cm" svg:x="2.058cm" svg:y="5.838cm" draw:text-style-name="P4"/>
    </style:presentation-page-layout>
    <style:style style:family="graphic" style:name="Frame">
      <style:graphic-properties/>
      <style:text-properties/>
    </style:style>
    <text:list-style style:name="L1"/>
    <text:list-style style:name="L2"/>
    <text:list-style style:name="L3"/>
    <text:list-style style:name="L4"/>
    <text:list-style style:name="L5"/>
    <text:list-style style:name="L6"/>
    <text:list-style style:name="L7"/>
    <text:list-style style:name="L8"/>
    <text:list-style style:name="L9"/>
  </office:styles>
  <office:automatic-styles>
    <style:page-layout style:name="Mpm1">
      <style:page-layout-properties fo:page-width="50.8cm" fo:page-height="28.57cm"/>
    </style:page-layout>
    <style:page-layout style:name="Mpm2">
      <style:page-layout-properties fo:page-width="19.05cm" fo:page-height="25.4cm"/>
    </style:page-layout>
    <style:page-layout style:name="Mpm3">
      <style:page-layout-properties fo:page-width="50.8cm" fo:page-height="28.57cm"/>
    </style:page-layout>
    <style:page-layout style:name="Mpm4">
      <style:page-layout-properties fo:page-width="19.05cm" fo:page-height="25.4cm"/>
    </style:page-layout>
    <style:style style:family="drawing-page" style:name="dp1">
      <style:drawing-page-properties/>
    </style:style>
    <style:style style:family="paragraph" style:name="P1">
      <style:paragraph-properties/>
      <style:text-properties/>
    </style:style>
    <style:style style:family="paragraph" style:name="P2">
      <style:paragraph-properties/>
      <style:text-properties/>
    </style:style>
    <style:style style:family="drawing-page" style:name="dp2">
      <style:drawing-page-properties/>
    </style:style>
    <style:style style:family="paragraph" style:name="P3">
      <style:paragraph-properties/>
      <style:text-properties/>
    </style:style>
    <style:style style:family="paragraph" style:name="P4">
      <style:paragraph-properties/>
      <style:text-properties/>
    </style:style>
    <style:style style:family="drawing-page" style:name="dp3">
      <style:drawing-page-properties draw:fill-color="#FFFFFF" draw:fill="solid"/>
    </style:style>
    <style:style style:family="presentation" style:name="pr1">
      <style:graphic-properties draw:fill="none" draw:textarea-vertical-align="top" draw:auto-grow-height="true" draw:fit-to-size="false" style:shrink-to-fit="false" draw:stroke="none" fo:padding-top="0pt" fo:padding-bottom="0pt" fo:padding-left="0pt" fo:padding-right="0pt" fo:background-color="transparent"/>
    </style:style>
    <style:style style:family="paragraph" style:name="P5">
      <style:paragraph-properties/>
      <style:text-properties/>
    </style:style>
    <style:style style:family="paragraph" style:name="P6">
      <style:paragraph-properties/>
      <style:text-properties/>
    </style:style>
    <style:style style:family="presentation" style:name="pr2">
      <style:graphic-properties draw:fill="none" draw:textarea-vertical-align="top" draw:auto-grow-height="true" draw:fit-to-size="false" style:shrink-to-fit="false" draw:stroke="none" fo:padding-top="0pt" fo:padding-bottom="0pt" fo:padding-left="0pt" fo:padding-right="0pt" fo:background-color="transparent"/>
    </style:style>
    <style:style style:family="paragraph" style:name="P7">
      <style:paragraph-properties/>
      <style:text-properties/>
    </style:style>
    <style:style style:family="paragraph" style:name="P8">
      <style:paragraph-properties/>
      <style:text-properties/>
    </style:style>
    <style:style style:family="drawing-page" style:name="dp4">
      <style:drawing-page-properties/>
    </style:style>
    <style:style style:family="drawing-page" style:name="dp7">
      <style:drawing-page-properties draw:fill-color="#FFFFFF" draw:fill="solid"/>
    </style:style>
    <style:style style:family="graphic" style:name="gr5">
      <style:graphic-properties draw:fill-color="#F5F3F0" draw:fill="solid" draw:textarea-vertical-align="top" draw:auto-grow-height="false" draw:auto-grow-width="false" draw:stroke="none" fo:padding-top="0pt" fo:padding-bottom="0pt" fo:padding-left="0pt" fo:padding-right="0pt"/>
    </style:style>
    <style:style style:family="paragraph" style:name="P16">
      <style:paragraph-properties/>
      <style:text-properties/>
    </style:style>
    <style:style style:family="graphic" style:name="gr6">
      <style:graphic-properties draw:fill-color="#194582" draw:fill="solid" draw:textarea-vertical-align="top" draw:auto-grow-height="false" draw:auto-grow-width="false" draw:stroke="none" fo:padding-top="0pt" fo:padding-bottom="0pt" fo:padding-left="0pt" fo:padding-right="0pt"/>
    </style:style>
    <style:style style:family="paragraph" style:name="P17">
      <style:paragraph-properties/>
      <style:text-properties/>
    </style:style>
    <style:style style:family="graphic" style:name="gr7">
      <style:graphic-properties draw:fill-color="#194582" draw:fill="solid" draw:textarea-vertical-align="top" draw:auto-grow-height="false" draw:auto-grow-width="false" draw:stroke="none" fo:padding-top="0pt" fo:padding-bottom="0pt" fo:padding-left="0pt" fo:padding-right="0pt"/>
    </style:style>
    <style:style style:family="paragraph" style:name="P18">
      <style:paragraph-properties/>
      <style:text-properties/>
    </style:style>
    <style:style style:family="presentation" style:name="pr5">
      <style:graphic-properties draw:fill="none" draw:textarea-vertical-align="top" draw:auto-grow-height="true" draw:fit-to-size="false" style:shrink-to-fit="false" draw:stroke="none" fo:padding-top="0pt" fo:padding-bottom="0pt" fo:padding-left="0pt" fo:padding-right="0pt" fo:background-color="transparent"/>
    </style:style>
    <style:style style:family="paragraph" style:name="P19">
      <style:paragraph-properties/>
      <style:text-properties/>
    </style:style>
    <style:style style:family="paragraph" style:name="P20">
      <style:paragraph-properties/>
      <style:text-properties/>
    </style:style>
    <style:style style:family="presentation" style:name="pr6">
      <style:graphic-properties draw:fill="none" draw:textarea-vertical-align="top" draw:auto-grow-height="true" draw:fit-to-size="false" style:shrink-to-fit="false" draw:stroke="none" fo:padding-top="0pt" fo:padding-bottom="0pt" fo:padding-left="0pt" fo:padding-right="0pt" fo:background-color="transparent"/>
    </style:style>
    <style:style style:family="paragraph" style:name="P21">
      <style:paragraph-properties/>
      <style:text-properties/>
    </style:style>
    <style:style style:family="paragraph" style:name="P22">
      <style:paragraph-properties/>
      <style:text-properties/>
    </style:style>
    <style:style style:family="drawing-page" style:name="dp8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Master1-Office-Theme" style:page-layout-name="Mpm1" draw:style-name="dp3">
      <presentation:notes draw:style-name="dp4" style:page-layout-name="Mpm2"/>
      <draw:frame xml:id="id1" draw:id="id1" draw:name="place_holder" draw:text-style-name="P5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6"><text:span/></text:p>
        </draw:text-box>
      </draw:frame>
      <draw:frame xml:id="id2" draw:id="id2" draw:name="place_holder" draw:text-style-name="P7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8"><text:span/></text:p>
        </draw:text-box>
      </draw:frame>
    </style:master-page>
    <style:master-page style:name="_Master1-Layout2-obj-Title-and-Content" style:page-layout-name="Mpm3" draw:style-name="dp7">
      <presentation:notes draw:style-name="dp8" style:page-layout-name="Mpm4"/>
      <draw:custom-shape xml:id="id8" draw:id="id8" draw:name="bg object 16" draw:style-name="gr5" svg:width="50.8cm" svg:height="28.57cm" svg:x="0cm" svg:y="0cm">
        <text:p text:style-name="P16"><text:span/></text:p>
        <draw:enhanced-geometry svg:viewBox="0 0 18288000 10287000" draw:type="ooxml-non-primitive" drawooo:sub-view-size="18288000 10287000" draw:text-areas="0 0 logwidth logheight" draw:enhanced-path="M 18288000 0 L 0 0 0 10287000 18288000 10287000 18288000 0 Z N ">
          <draw:equation draw:name="f0" draw:formula="0"/>
          <draw:equation draw:name="f1" draw:formula="0"/>
          <draw:equation draw:name="f2" draw:formula="logwidth"/>
          <draw:equation draw:name="f3" draw:formula="logheight"/>
          <draw:equation draw:name="f4" draw:formula="0+?f3-?f2"/>
          <draw:equation draw:name="f5" draw:formula="0+?f1-?f0"/>
          <draw:equation draw:name="f6" draw:formula="0+?f5"/>
          <draw:equation draw:name="f7" draw:formula="0+?f4"/>
          <draw:equation draw:name="f8" draw:formula="0+?f0"/>
          <draw:equation draw:name="f9" draw:formula="0+?f1"/>
          <draw:equation draw:name="f10" draw:formula="0+?f2"/>
          <draw:equation draw:name="f11" draw:formula="0+?f3"/>
        </draw:enhanced-geometry>
      </draw:custom-shape>
      <draw:custom-shape xml:id="id9" draw:id="id9" draw:name="object 4" draw:style-name="gr6" svg:width="6.856cm" svg:height="5.943cm" svg:x="43.94cm" svg:y="22.63cm">
        <text:p text:style-name="P17"><text:span/></text:p>
        <draw:enhanced-geometry svg:viewBox="0 0 2468244 2139315" draw:type="ooxml-non-primitive" drawooo:sub-view-size="2468244 2139315" draw:text-areas="0 0 logwidth logheight" draw:enhanced-path="M 2467978 0 L 0 2138908 2467978 2138908 2467978 0 Z N ">
          <draw:equation draw:name="f0" draw:formula="0"/>
          <draw:equation draw:name="f1" draw:formula="0"/>
          <draw:equation draw:name="f2" draw:formula="logwidth"/>
          <draw:equation draw:name="f3" draw:formula="logheight"/>
          <draw:equation draw:name="f4" draw:formula="0+?f3-?f2"/>
          <draw:equation draw:name="f5" draw:formula="0+?f1-?f0"/>
          <draw:equation draw:name="f6" draw:formula="0+?f5"/>
          <draw:equation draw:name="f7" draw:formula="0+?f4"/>
          <draw:equation draw:name="f8" draw:formula="0+?f0"/>
          <draw:equation draw:name="f9" draw:formula="0+?f1"/>
          <draw:equation draw:name="f10" draw:formula="0+?f2"/>
          <draw:equation draw:name="f11" draw:formula="0+?f3"/>
        </draw:enhanced-geometry>
      </draw:custom-shape>
      <draw:custom-shape xml:id="id10" draw:id="id10" draw:name="object 5" draw:style-name="gr7" svg:width="6.856cm" svg:height="5.943cm" svg:x="43.94cm" svg:y="0cm">
        <text:p text:style-name="P18"><text:span/></text:p>
        <draw:enhanced-geometry svg:viewBox="0 0 2468244 2139315" draw:type="ooxml-non-primitive" drawooo:sub-view-size="2468244 2139315" draw:text-areas="0 0 logwidth logheight" draw:enhanced-path="M 2467978 0 L 0 0 2467978 2138908 2467978 0 Z N ">
          <draw:equation draw:name="f0" draw:formula="0"/>
          <draw:equation draw:name="f1" draw:formula="0"/>
          <draw:equation draw:name="f2" draw:formula="logwidth"/>
          <draw:equation draw:name="f3" draw:formula="logheight"/>
          <draw:equation draw:name="f4" draw:formula="0+?f3-?f2"/>
          <draw:equation draw:name="f5" draw:formula="0+?f1-?f0"/>
          <draw:equation draw:name="f6" draw:formula="0+?f5"/>
          <draw:equation draw:name="f7" draw:formula="0+?f4"/>
          <draw:equation draw:name="f8" draw:formula="0+?f0"/>
          <draw:equation draw:name="f9" draw:formula="0+?f1"/>
          <draw:equation draw:name="f10" draw:formula="0+?f2"/>
          <draw:equation draw:name="f11" draw:formula="0+?f3"/>
        </draw:enhanced-geometry>
      </draw:custom-shape>
      <draw:frame xml:id="id11" draw:id="id11" draw:name="place_holder" draw:text-style-name="P19" draw:layer="backgroundobjects" presentation:style-name="pr5" presentation:class="title" presentation:placeholder="false" presentation:user-transformed="true" svg:width="23.91cm" svg:height="3.507cm" svg:x="2.058cm" svg:y="1.743cm">
        <draw:text-box fo:min-height="3.507cm">
          <text:p text:style-name="P20"><text:span/></text:p>
        </draw:text-box>
      </draw:frame>
      <draw:frame xml:id="id12" draw:id="id12" draw:name="place_holder" draw:text-style-name="P21" draw:layer="backgroundobjects" presentation:style-name="pr6" presentation:class="outline" presentation:placeholder="false" presentation:user-transformed="true" svg:width="23.91cm" svg:height="13.23cm" svg:x="2.058cm" svg:y="5.838cm">
        <draw:text-box fo:min-height="13.23cm">
          <text:p text:style-name="P22"><text:span/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0.4.50</meta:generator>
  </office:meta>
</office:document-meta>
</file>